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solid" style:text-underline-width="auto" style:text-underline-color="font-color" fo:font-weight="normal" officeooo:paragraph-rsid="001add9c"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paragraph-rsid="001add9c"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3053cd" officeooo:paragraph-rsid="003053cd"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normal" officeooo:rsid="003053cd" officeooo:paragraph-rsid="001add9c"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normal" officeooo:rsid="0030e0a3" officeooo:paragraph-rsid="0030e0a3" style:font-weight-asian="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normal" officeooo:rsid="0031f2a9" officeooo:paragraph-rsid="0031f2a9" style:font-weight-asian="normal" style:font-weight-complex="normal"/>
    </style:style>
    <style:style style:name="P10" style:family="paragraph" style:parent-style-name="Standard">
      <style:text-properties style:text-underline-style="none"/>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text-properties style:text-underline-style="none" fo:font-weight="normal" officeooo:paragraph-rsid="001add9c"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paragraph-rsid="001add9c"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31f2a9" officeooo:paragraph-rsid="0031f2a9" style:font-weight-asian="normal" style:font-weight-complex="normal"/>
    </style:style>
    <style:style style:name="P15" style:family="paragraph" style:parent-style-name="Standard" style:list-style-name="L1">
      <style:text-properties style:text-underline-style="none"/>
    </style:style>
    <style:style style:name="P16" style:family="paragraph" style:parent-style-name="Standard" style:list-style-name="L2">
      <style:text-properties style:text-underline-style="none"/>
    </style:style>
    <style:style style:name="P17" style:family="paragraph" style:parent-style-name="Standard" style:list-style-name="L3">
      <style:text-properties style:text-underline-style="none"/>
    </style:style>
    <style:style style:name="P18" style:family="paragraph" style:parent-style-name="Standard" style:list-style-name="L4">
      <style:text-properties style:text-underline-style="none"/>
    </style:style>
    <style:style style:name="P19" style:family="paragraph" style:parent-style-name="Standard" style:list-style-name="L5">
      <style:text-properties style:text-underline-style="none"/>
    </style:style>
    <style:style style:name="P20" style:family="paragraph" style:parent-style-name="Standard" style:list-style-name="L6">
      <style:text-properties style:text-underline-style="none"/>
    </style:style>
    <style:style style:name="P21" style:family="paragraph" style:parent-style-name="Standard" style:list-style-name="L7">
      <style:text-properties style:text-underline-style="none"/>
    </style:style>
    <style:style style:name="P22" style:family="paragraph" style:parent-style-name="Standard" style:list-style-name="L8">
      <style:text-properties style:text-underline-style="none"/>
    </style:style>
    <style:style style:name="P23" style:family="paragraph" style:parent-style-name="Standard" style:list-style-name="L9">
      <style:text-properties style:text-underline-style="none"/>
    </style:style>
    <style:style style:name="P24" style:family="paragraph" style:parent-style-name="Standard" style:list-style-name="L10">
      <style:text-properties style:text-underline-style="none"/>
    </style:style>
    <style:style style:name="P25" style:family="paragraph" style:parent-style-name="Standard" style:list-style-name="L11">
      <style:text-properties style:text-underline-style="none"/>
    </style:style>
    <style:style style:name="P26" style:family="paragraph" style:parent-style-name="Standard" style:list-style-name="L12">
      <style:text-properties style:text-underline-style="none"/>
    </style:style>
    <style:style style:name="P27" style:family="paragraph" style:parent-style-name="Standard" style:list-style-name="L13">
      <style:text-properties style:text-underline-style="none" fo:font-weight="normal" style:font-weight-asian="normal" style:font-weight-complex="normal"/>
    </style:style>
    <style:style style:name="P28" style:family="paragraph" style:parent-style-name="Standard" style:list-style-name="L14">
      <style:text-properties style:text-underline-style="none" fo:font-weight="normal" style:font-weight-asian="normal" style:font-weight-complex="normal"/>
    </style:style>
    <style:style style:name="P29" style:family="paragraph" style:parent-style-name="Standard" style:list-style-name="L15">
      <style:text-properties style:text-underline-style="none" fo:font-weight="normal" style:font-weight-asian="normal" style:font-weight-complex="normal"/>
    </style:style>
    <style:style style:name="P30" style:family="paragraph" style:parent-style-name="Standard" style:list-style-name="L16">
      <style:text-properties style:text-underline-style="none" fo:font-weight="normal" style:font-weight-asian="normal" style:font-weight-complex="normal"/>
    </style:style>
    <style:style style:name="P31" style:family="paragraph" style:parent-style-name="Standard" style:list-style-name="L17">
      <style:text-properties style:text-underline-style="none" fo:font-weight="normal" style:font-weight-asian="normal" style:font-weight-complex="normal"/>
    </style:style>
    <style:style style:name="P32" style:family="paragraph" style:parent-style-name="Standard" style:list-style-name="L18">
      <style:text-properties style:text-underline-style="none" fo:font-weight="normal" style:font-weight-asian="normal" style:font-weight-complex="normal"/>
    </style:style>
    <style:style style:name="P33" style:family="paragraph" style:parent-style-name="Standard" style:list-style-name="L19">
      <style:text-properties style:text-underline-style="none" fo:font-weight="normal" style:font-weight-asian="normal" style:font-weight-complex="normal"/>
    </style:style>
    <style:style style:name="P34" style:family="paragraph" style:parent-style-name="Standard" style:list-style-name="L20">
      <style:text-properties style:text-underline-style="none" fo:font-weight="normal" style:font-weight-asian="normal" style:font-weight-complex="normal"/>
    </style:style>
    <style:style style:name="P35" style:family="paragraph" style:parent-style-name="Standard" style:list-style-name="L21">
      <style:text-properties style:text-underline-style="none" fo:font-weight="normal" style:font-weight-asian="normal" style:font-weight-complex="normal"/>
    </style:style>
    <style:style style:name="P36" style:family="paragraph" style:parent-style-name="Standard" style:list-style-name="L22">
      <style:text-properties style:text-underline-style="none" fo:font-weight="normal" officeooo:paragraph-rsid="001add9c" style:font-weight-asian="normal" style:font-weight-complex="normal"/>
    </style:style>
    <style:style style:name="P37" style:family="paragraph" style:parent-style-name="Standard" style:list-style-name="L23">
      <style:text-properties style:text-underline-style="none" fo:font-weight="normal" officeooo:paragraph-rsid="001add9c" style:font-weight-asian="normal" style:font-weight-complex="normal"/>
    </style:style>
    <style:style style:name="P38" style:family="paragraph" style:parent-style-name="Standard" style:list-style-name="L24">
      <style:text-properties style:text-underline-style="none" fo:font-weight="normal" officeooo:paragraph-rsid="001add9c" style:font-weight-asian="normal" style:font-weight-complex="normal"/>
    </style:style>
    <style:style style:name="P39" style:family="paragraph" style:parent-style-name="Standard" style:list-style-name="L25">
      <style:text-properties style:text-underline-style="none" fo:font-weight="normal" officeooo:paragraph-rsid="001add9c" style:font-weight-asian="normal" style:font-weight-complex="normal"/>
    </style:style>
    <style:style style:name="P40" style:family="paragraph" style:parent-style-name="Standard" style:list-style-name="L26">
      <style:text-properties style:text-underline-style="none" fo:font-weight="normal" officeooo:paragraph-rsid="001add9c" style:font-weight-asian="normal" style:font-weight-complex="normal"/>
    </style:style>
    <style:style style:name="P41" style:family="paragraph" style:parent-style-name="Standard" style:list-style-name="L27">
      <style:text-properties style:text-underline-style="none" fo:font-weight="normal" officeooo:paragraph-rsid="001add9c" style:font-weight-asian="normal" style:font-weight-complex="normal"/>
    </style:style>
    <style:style style:name="P42" style:family="paragraph" style:parent-style-name="Standard" style:list-style-name="L28">
      <style:text-properties style:text-underline-style="none" fo:font-weight="normal" officeooo:paragraph-rsid="001add9c" style:font-weight-asian="normal" style:font-weight-complex="normal"/>
    </style:style>
    <style:style style:name="P43" style:family="paragraph" style:parent-style-name="Standard" style:list-style-name="L29">
      <style:text-properties style:text-underline-style="none" fo:font-weight="normal" officeooo:paragraph-rsid="001add9c" style:font-weight-asian="normal" style:font-weight-complex="normal"/>
    </style:style>
    <style:style style:name="P44" style:family="paragraph" style:parent-style-name="Standard" style:list-style-name="L30">
      <style:text-properties style:text-underline-style="none" fo:font-weight="normal" officeooo:paragraph-rsid="001add9c" style:font-weight-asian="normal" style:font-weight-complex="normal"/>
    </style:style>
    <style:style style:name="P45" style:family="paragraph" style:parent-style-name="Standard" style:list-style-name="L31">
      <style:text-properties style:text-underline-style="none" fo:font-weight="normal" officeooo:paragraph-rsid="001add9c" style:font-weight-asian="normal" style:font-weight-complex="normal"/>
    </style:style>
    <style:style style:name="P46" style:family="paragraph" style:parent-style-name="Standard" style:list-style-name="L32">
      <style:text-properties style:text-underline-style="none" fo:font-weight="normal" officeooo:paragraph-rsid="001add9c" style:font-weight-asian="normal" style:font-weight-complex="normal"/>
    </style:style>
    <style:style style:name="P47" style:family="paragraph" style:parent-style-name="Standard" style:list-style-name="L33">
      <style:text-properties style:text-underline-style="none" fo:font-weight="normal" officeooo:paragraph-rsid="001add9c" style:font-weight-asian="normal" style:font-weight-complex="normal"/>
    </style:style>
    <style:style style:name="P48" style:family="paragraph" style:parent-style-name="Standard" style:list-style-name="L34">
      <style:text-properties style:text-underline-style="none" fo:font-weight="normal" officeooo:paragraph-rsid="001add9c" style:font-weight-asian="normal" style:font-weight-complex="normal"/>
    </style:style>
    <style:style style:name="P49" style:family="paragraph" style:parent-style-name="Standard" style:list-style-name="L35">
      <style:text-properties style:text-underline-style="none" fo:font-weight="normal" officeooo:paragraph-rsid="001add9c" style:font-weight-asian="normal" style:font-weight-complex="normal"/>
    </style:style>
    <style:style style:name="P50" style:family="paragraph" style:parent-style-name="Standard" style:list-style-name="L36">
      <style:text-properties style:text-underline-style="none" fo:font-weight="normal" officeooo:paragraph-rsid="001add9c" style:font-weight-asian="normal" style:font-weight-complex="normal"/>
    </style:style>
    <style:style style:name="P51" style:family="paragraph" style:parent-style-name="Standard" style:list-style-name="L37">
      <style:text-properties style:text-underline-style="none" fo:font-weight="normal" officeooo:paragraph-rsid="001add9c" style:font-weight-asian="normal" style:font-weight-complex="normal"/>
    </style:style>
    <style:style style:name="P52" style:family="paragraph" style:parent-style-name="Standard" style:list-style-name="L38">
      <style:text-properties style:text-underline-style="none" fo:font-weight="normal" officeooo:paragraph-rsid="001add9c" style:font-weight-asian="normal" style:font-weight-complex="normal"/>
    </style:style>
    <style:style style:name="P53" style:family="paragraph" style:parent-style-name="Standard" style:list-style-name="L39">
      <style:paragraph-properties fo:text-align="start" style:justify-single-word="false"/>
      <style:text-properties style:text-underline-style="none" fo:font-weight="normal" officeooo:paragraph-rsid="001add9c" style:font-weight-asian="normal" style:font-weight-complex="normal"/>
    </style:style>
    <style:style style:name="P54" style:family="paragraph" style:parent-style-name="Standard" style:list-style-name="L40">
      <style:paragraph-properties fo:text-align="start" style:justify-single-word="false"/>
      <style:text-properties style:text-underline-style="none" fo:font-weight="normal" officeooo:paragraph-rsid="001add9c" style:font-weight-asian="normal" style:font-weight-complex="normal"/>
    </style:style>
    <style:style style:name="P55" style:family="paragraph" style:parent-style-name="Standard" style:list-style-name="L41">
      <style:paragraph-properties fo:text-align="start" style:justify-single-word="false"/>
      <style:text-properties style:text-underline-style="none" fo:font-weight="normal" officeooo:paragraph-rsid="001add9c" style:font-weight-asian="normal" style:font-weight-complex="normal"/>
    </style:style>
    <style:style style:name="P56" style:family="paragraph" style:parent-style-name="Standard" style:list-style-name="L42">
      <style:paragraph-properties fo:text-align="start" style:justify-single-word="false"/>
      <style:text-properties style:text-underline-style="none" fo:font-weight="normal" officeooo:paragraph-rsid="001add9c" style:font-weight-asian="normal" style:font-weight-complex="normal"/>
    </style:style>
    <style:style style:name="P57" style:family="paragraph" style:parent-style-name="Standard" style:list-style-name="L43">
      <style:paragraph-properties fo:text-align="start" style:justify-single-word="false"/>
      <style:text-properties style:text-underline-style="none" fo:font-weight="normal" officeooo:paragraph-rsid="001add9c" style:font-weight-asian="normal" style:font-weight-complex="normal"/>
    </style:style>
    <style:style style:name="P58" style:family="paragraph" style:parent-style-name="Standard" style:list-style-name="L44">
      <style:paragraph-properties fo:text-align="start" style:justify-single-word="false"/>
      <style:text-properties style:text-underline-style="none" fo:font-weight="normal" officeooo:paragraph-rsid="001add9c" style:font-weight-asian="normal" style:font-weight-complex="normal"/>
    </style:style>
    <style:style style:name="P59" style:family="paragraph" style:parent-style-name="Standard" style:list-style-name="L45">
      <style:paragraph-properties fo:text-align="start" style:justify-single-word="false"/>
      <style:text-properties style:text-underline-style="none" fo:font-weight="normal" officeooo:paragraph-rsid="001add9c" style:font-weight-asian="normal" style:font-weight-complex="normal"/>
    </style:style>
    <style:style style:name="P60" style:family="paragraph" style:parent-style-name="Standard" style:list-style-name="L46">
      <style:paragraph-properties fo:text-align="start" style:justify-single-word="false"/>
      <style:text-properties style:text-underline-style="none" fo:font-weight="normal" officeooo:paragraph-rsid="001add9c" style:font-weight-asian="normal" style:font-weight-complex="normal"/>
    </style:style>
    <style:style style:name="P61" style:family="paragraph" style:parent-style-name="Standard" style:list-style-name="L47">
      <style:paragraph-properties fo:text-align="start" style:justify-single-word="false"/>
      <style:text-properties style:text-underline-style="none" fo:font-weight="normal" officeooo:paragraph-rsid="001add9c" style:font-weight-asian="normal" style:font-weight-complex="normal"/>
    </style:style>
    <style:style style:name="P62" style:family="paragraph" style:parent-style-name="Standard" style:list-style-name="L48">
      <style:paragraph-properties fo:text-align="start" style:justify-single-word="false"/>
      <style:text-properties style:text-underline-style="none" fo:font-weight="normal" officeooo:paragraph-rsid="001add9c" style:font-weight-asian="normal" style:font-weight-complex="normal"/>
    </style:style>
    <style:style style:name="P63" style:family="paragraph" style:parent-style-name="Standard" style:list-style-name="L49">
      <style:paragraph-properties fo:text-align="start" style:justify-single-word="false"/>
      <style:text-properties style:text-underline-style="none" fo:font-weight="normal" officeooo:paragraph-rsid="001add9c" style:font-weight-asian="normal" style:font-weight-complex="normal"/>
    </style:style>
    <style:style style:name="P64" style:family="paragraph" style:parent-style-name="Standard" style:list-style-name="L50">
      <style:paragraph-properties fo:text-align="start" style:justify-single-word="false"/>
      <style:text-properties style:text-underline-style="none" fo:font-weight="normal" officeooo:paragraph-rsid="001add9c" style:font-weight-asian="normal" style:font-weight-complex="normal"/>
    </style:style>
    <style:style style:name="P65" style:family="paragraph" style:parent-style-name="Standard" style:list-style-name="L51">
      <style:paragraph-properties fo:text-align="start" style:justify-single-word="false"/>
      <style:text-properties style:text-underline-style="none" fo:font-weight="normal" officeooo:paragraph-rsid="001add9c" style:font-weight-asian="normal" style:font-weight-complex="normal"/>
    </style:style>
    <style:style style:name="P66" style:family="paragraph" style:parent-style-name="Standard" style:list-style-name="L52">
      <style:paragraph-properties fo:text-align="start" style:justify-single-word="false"/>
      <style:text-properties style:text-underline-style="none" fo:font-weight="normal" officeooo:paragraph-rsid="001add9c" style:font-weight-asian="normal" style:font-weight-complex="normal"/>
    </style:style>
    <style:style style:name="P67" style:family="paragraph" style:parent-style-name="Standard" style:list-style-name="L53">
      <style:paragraph-properties fo:text-align="start" style:justify-single-word="false"/>
      <style:text-properties style:text-underline-style="none" fo:font-weight="normal" officeooo:rsid="003053cd" officeooo:paragraph-rsid="003053cd" style:font-weight-asian="normal" style:font-weight-complex="normal"/>
    </style:style>
    <style:style style:name="P68" style:family="paragraph" style:parent-style-name="Standard" style:list-style-name="L54">
      <style:paragraph-properties fo:text-align="start" style:justify-single-word="false"/>
      <style:text-properties style:text-underline-style="none" fo:font-weight="normal" officeooo:rsid="003053cd" officeooo:paragraph-rsid="003053cd" style:font-weight-asian="normal" style:font-weight-complex="normal"/>
    </style:style>
    <style:style style:name="P69" style:family="paragraph" style:parent-style-name="Standard">
      <style:paragraph-properties fo:text-align="start" style:justify-single-word="false"/>
      <style:text-properties style:text-underline-style="none" fo:font-weight="normal" officeooo:rsid="003053cd" officeooo:paragraph-rsid="003053cd" style:font-weight-asian="normal" style:font-weight-complex="normal"/>
    </style:style>
    <style:style style:name="P70" style:family="paragraph" style:parent-style-name="Standard" style:list-style-name="L55">
      <style:paragraph-properties fo:text-align="start" style:justify-single-word="false"/>
      <style:text-properties style:text-underline-style="none" fo:font-weight="normal" officeooo:rsid="0030e0a3" officeooo:paragraph-rsid="0030e0a3" style:font-weight-asian="normal" style:font-weight-complex="normal"/>
    </style:style>
    <style:style style:name="P71" style:family="paragraph" style:parent-style-name="Standard" style:list-style-name="L56">
      <style:paragraph-properties fo:text-align="start" style:justify-single-word="false"/>
      <style:text-properties style:text-underline-style="none" fo:font-weight="normal" officeooo:rsid="0030e0a3" officeooo:paragraph-rsid="0030e0a3" style:font-weight-asian="normal" style:font-weight-complex="normal"/>
    </style:style>
    <style:style style:name="P72" style:family="paragraph" style:parent-style-name="Standard" style:list-style-name="L57">
      <style:paragraph-properties fo:text-align="start" style:justify-single-word="false"/>
      <style:text-properties style:text-underline-style="none" fo:font-weight="normal" officeooo:rsid="0030e0a3" officeooo:paragraph-rsid="0030e0a3" style:font-weight-asian="normal" style:font-weight-complex="normal"/>
    </style:style>
    <style:style style:name="P73" style:family="paragraph" style:parent-style-name="Standard">
      <style:paragraph-properties fo:text-align="start" style:justify-single-word="false"/>
      <style:text-properties style:text-underline-style="none" fo:font-weight="normal" officeooo:rsid="0030e0a3" officeooo:paragraph-rsid="0030e0a3" style:font-weight-asian="normal" style:font-weight-complex="normal"/>
    </style:style>
    <style:style style:name="P74" style:family="paragraph" style:parent-style-name="Standard" style:list-style-name="L58">
      <style:paragraph-properties fo:text-align="start" style:justify-single-word="false"/>
      <style:text-properties style:text-underline-style="none" fo:font-weight="normal" officeooo:rsid="0031f2a9" officeooo:paragraph-rsid="0031f2a9" style:font-weight-asian="normal" style:font-weight-complex="normal"/>
    </style:style>
    <style:style style:name="P75" style:family="paragraph" style:parent-style-name="Standard" style:list-style-name="L59">
      <style:paragraph-properties fo:text-align="start" style:justify-single-word="false"/>
      <style:text-properties style:text-underline-style="none" fo:font-weight="normal" officeooo:rsid="0031f2a9" officeooo:paragraph-rsid="0031f2a9" style:font-weight-asian="normal" style:font-weight-complex="normal"/>
    </style:style>
    <style:style style:name="P76" style:family="paragraph" style:parent-style-name="Standard">
      <style:paragraph-properties fo:text-align="start" style:justify-single-word="false"/>
      <style:text-properties style:text-underline-style="none" fo:font-weight="normal" officeooo:rsid="0031f2a9" officeooo:paragraph-rsid="0031f2a9" style:font-weight-asian="normal" style:font-weight-complex="normal"/>
    </style:style>
    <style:style style:name="P77" style:family="paragraph" style:parent-style-name="Standard" style:list-style-name="L60">
      <style:paragraph-properties fo:text-align="start" style:justify-single-word="false"/>
      <style:text-properties style:text-underline-style="none" fo:font-weight="normal" officeooo:rsid="0031f2a9" officeooo:paragraph-rsid="0031f2a9" style:font-weight-asian="normal" style:font-weight-complex="normal"/>
    </style:style>
    <style:style style:name="P78" style:family="paragraph" style:parent-style-name="Standard" style:list-style-name="L61">
      <style:paragraph-properties fo:text-align="start" style:justify-single-word="false"/>
      <style:text-properties style:text-underline-style="none" fo:font-weight="normal" officeooo:rsid="0031f2a9" officeooo:paragraph-rsid="0031f2a9" style:font-weight-asian="normal" style:font-weight-complex="normal"/>
    </style:style>
    <style:style style:name="P79" style:family="paragraph" style:parent-style-name="Standard" style:list-style-name="L62">
      <style:paragraph-properties fo:text-align="start" style:justify-single-word="false"/>
      <style:text-properties style:text-underline-style="none" fo:font-weight="normal" officeooo:rsid="0031f2a9" officeooo:paragraph-rsid="0031f2a9" style:font-weight-asian="normal" style:font-weight-complex="normal"/>
    </style:style>
    <style:style style:name="P80" style:family="paragraph" style:parent-style-name="Standard" style:list-style-name="L70">
      <style:paragraph-properties fo:text-align="start" style:justify-single-word="false"/>
      <style:text-properties style:text-underline-style="none" fo:font-weight="normal" officeooo:rsid="003855f7" officeooo:paragraph-rsid="003855f7" style:font-weight-asian="normal" style:font-weight-complex="normal"/>
    </style:style>
    <style:style style:name="P81" style:family="paragraph" style:parent-style-name="Standard" style:list-style-name="L51">
      <style:paragraph-properties fo:text-align="start" style:justify-single-word="false"/>
      <style:text-properties style:text-underline-style="none" fo:font-weight="bold" officeooo:paragraph-rsid="001add9c" style:font-weight-asian="bold" style:font-weight-complex="bold"/>
    </style:style>
    <style:style style:name="P82" style:family="paragraph" style:parent-style-name="Standard">
      <style:paragraph-properties fo:text-align="start" style:justify-single-word="false"/>
      <style:text-properties style:text-underline-style="solid" style:text-underline-width="auto" style:text-underline-color="font-color" fo:font-weight="normal" officeooo:rsid="0034d66d" officeooo:paragraph-rsid="0034d66d" style:font-weight-asian="normal" style:font-weight-complex="normal"/>
    </style:style>
    <style:style style:name="P83" style:family="paragraph" style:parent-style-name="Standard" style:list-style-name="L63">
      <style:paragraph-properties fo:text-align="start" style:justify-single-word="false"/>
      <style:text-properties style:text-underline-style="solid" style:text-underline-width="auto" style:text-underline-color="font-color" fo:font-weight="normal" officeooo:rsid="0034d66d" officeooo:paragraph-rsid="0034d66d" style:font-weight-asian="normal" style:font-weight-complex="normal"/>
    </style:style>
    <style:style style:name="P84" style:family="paragraph" style:parent-style-name="Standard" style:list-style-name="L64">
      <style:paragraph-properties fo:text-align="start" style:justify-single-word="false"/>
      <style:text-properties style:text-underline-style="solid" style:text-underline-width="auto" style:text-underline-color="font-color" fo:font-weight="normal" officeooo:rsid="0034d66d" officeooo:paragraph-rsid="0034d66d" style:font-weight-asian="normal" style:font-weight-complex="normal"/>
    </style:style>
    <style:style style:name="P85" style:family="paragraph" style:parent-style-name="Standard">
      <style:paragraph-properties fo:text-align="start" style:justify-single-word="false"/>
      <style:text-properties style:text-underline-style="solid" style:text-underline-width="auto" style:text-underline-color="font-color" fo:font-weight="normal" officeooo:rsid="00350af4" officeooo:paragraph-rsid="00350af4" style:font-weight-asian="normal" style:font-weight-complex="normal"/>
    </style:style>
    <style:style style:name="P86" style:family="paragraph" style:parent-style-name="Standard" style:list-style-name="L65">
      <style:paragraph-properties fo:text-align="start" style:justify-single-word="false"/>
      <style:text-properties style:text-underline-style="solid" style:text-underline-width="auto" style:text-underline-color="font-color" fo:font-weight="normal" officeooo:rsid="00350af4" officeooo:paragraph-rsid="00350af4" style:font-weight-asian="normal" style:font-weight-complex="normal"/>
    </style:style>
    <style:style style:name="P87" style:family="paragraph" style:parent-style-name="Standard">
      <style:paragraph-properties fo:text-align="start" style:justify-single-word="false"/>
      <style:text-properties style:text-underline-style="solid" style:text-underline-width="auto" style:text-underline-color="font-color" fo:font-weight="normal" officeooo:rsid="00366c5c" officeooo:paragraph-rsid="00366c5c" style:font-weight-asian="normal" style:font-weight-complex="normal"/>
    </style:style>
    <style:style style:name="P88" style:family="paragraph" style:parent-style-name="Standard" style:list-style-name="L66">
      <style:paragraph-properties fo:text-align="start" style:justify-single-word="false"/>
      <style:text-properties style:text-underline-style="solid" style:text-underline-width="auto" style:text-underline-color="font-color" fo:font-weight="normal" officeooo:rsid="00366c5c" officeooo:paragraph-rsid="00366c5c" style:font-weight-asian="normal" style:font-weight-complex="normal"/>
    </style:style>
    <style:style style:name="P89" style:family="paragraph" style:parent-style-name="Standard" style:list-style-name="L68">
      <style:paragraph-properties fo:text-align="start" style:justify-single-word="false"/>
      <style:text-properties style:text-underline-style="solid" style:text-underline-width="auto" style:text-underline-color="font-color" fo:font-weight="normal" officeooo:rsid="00366c5c" officeooo:paragraph-rsid="00366c5c" style:font-weight-asian="normal" style:font-weight-complex="normal"/>
    </style:style>
    <style:style style:name="P90" style:family="paragraph" style:parent-style-name="Standard" style:list-style-name="L69">
      <style:paragraph-properties fo:text-align="start" style:justify-single-word="false"/>
      <style:text-properties style:text-underline-style="solid" style:text-underline-width="auto" style:text-underline-color="font-color" fo:font-weight="normal" officeooo:rsid="00366c5c" officeooo:paragraph-rsid="00366c5c" style:font-weight-asian="normal" style:font-weight-complex="normal"/>
    </style:style>
    <style:style style:name="P91" style:family="paragraph" style:parent-style-name="Standard">
      <style:paragraph-properties fo:text-align="start" style:justify-single-word="false"/>
      <style:text-properties style:text-underline-style="solid" style:text-underline-width="auto" style:text-underline-color="font-color" fo:font-weight="normal" officeooo:rsid="003855f7" officeooo:paragraph-rsid="003855f7"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thnic, racial and tribal tensions </text:p>
      <text:p text:style-name="P1">Casta system</text:p>
      <text:list xml:id="list2440822611" text:style-name="L1">
        <text:list-item>
          <text:p text:style-name="P15">Racial status was a key organizing principle of spanish colonial rule</text:p>
        </text:list-item>
        <text:list-item>
          <text:p text:style-name="P15">1. new academic research shoows that racial distinctions were not as rigid as once believed - paintings done by elites</text:p>
        </text:list-item>
        <text:list-item>
          <text:p text:style-name="P15">2. privelege existed, but often influced by socieconomi differences</text:p>
        </text:list-item>
        <text:list-item>
          <text:p text:style-name="P15">3. examples - tribute payments or inquisistion measures</text:p>
        </text:list-item>
        <text:list-item>
          <text:p text:style-name="P15">tribal conflict lessened due to the ending of the encomienda system (1542 - las casas)</text:p>
        </text:list-item>
      </text:list>
      <text:p text:style-name="P10"/>
      <text:p text:style-name="P1">Mestizo vs. Amerindian:</text:p>
      <text:list xml:id="list1903614110" text:style-name="L2">
        <text:list-item>
          <text:p text:style-name="P16">Mestizos represent around 60 percent of the population and tend to be the wealthiest and politically most powerful ethnic group</text:p>
        </text:list-item>
        <text:list-item>
          <text:p text:style-name="P16">amerindians represent the most marginalized and poor ethnic group (%30)</text:p>
        </text:list-item>
        <text:list-item>
          <text:p text:style-name="P16">largest indigenus group -Mayans</text:p>
        </text:list-item>
      </text:list>
      <text:p text:style-name="P10"/>
      <text:p text:style-name="P1">Bourbon reforms</text:p>
      <text:list xml:id="list2423380959" text:style-name="L3">
        <text:list-item>
          <text:p text:style-name="P17">Re-organized taxes; incorporation of illicit trade</text:p>
        </text:list-item>
        <text:list-item>
          <text:p text:style-name="P17">economic shift – mining</text:p>
        </text:list-item>
        <text:list-item>
          <text:p text:style-name="P17">free trade decree (1778) - all spanish ports can trade freely with all other spanish ports; goal- reduce colonial trade with other countries</text:p>
        </text:list-item>
        <text:list-item>
          <text:p text:style-name="P17">slate monopolies - sugar, tobacco, cocoa</text:p>
        </text:list-item>
        <text:list-item>
          <text:p text:style-name="P17">relationship with the church -expulsion of jesuits</text:p>
        </text:list-item>
      </text:list>
      <text:p text:style-name="P10"/>
      <text:p text:style-name="P1">Intendancy system</text:p>
      <text:list xml:id="list2367249218" text:style-name="L4">
        <text:list-item>
          <text:p text:style-name="P18">Officials (intendentes) in charge of tax collection, corruption reform, promotion of exonomy</text:p>
        </text:list-item>
        <text:list-item>
          <text:p text:style-name="P18">influce in all military, administrative, economic,a and exxlesiastical matters</text:p>
        </text:list-item>
        <text:list-item>
          <text:p text:style-name="P18">indententes served as a check on other local officials; came with own corruption</text:p>
        </text:list-item>
      </text:list>
      <text:p text:style-name="P10"/>
      <text:p text:style-name="P1">Third traty of san idelfonso (1800)</text:p>
      <text:list xml:id="list453120316" text:style-name="L5">
        <text:list-item>
          <text:p text:style-name="P19">secret agreement between spain and france -lousisiana territory for territiories in tuscany</text:p>
        </text:list-item>
        <text:list-item>
          <text:p text:style-name="P19">intended to solve spanish debt crisis (8x increase in 1790); avoid conflict with US</text:p>
        </text:list-item>
      </text:list>
      <text:p text:style-name="P10"/>
      <text:p text:style-name="P1">Peninsula war (1807 – 1814)</text:p>
      <text:list xml:id="list665426319" text:style-name="L6">
        <text:list-item>
          <text:p text:style-name="P20">Peninsular war </text:p>
          <text:list>
            <text:list-item>
              <text:p text:style-name="P20">first freat rvolt against napoleaon</text:p>
            </text:list-item>
          </text:list>
        </text:list-item>
        <text:list-item>
          <text:p text:style-name="P20">1. Napoleon’s army occupies former ally-spain is an attempt to prevent portugeuese trade (1807)</text:p>
        </text:list-item>
        <text:list-item>
          <text:p text:style-name="P20">2. replaced spanish king with brother joseph (1808)</text:p>
        </text:list-item>
        <text:list-item>
          <text:p text:style-name="P20">result - identity crisis</text:p>
          <text:list>
            <text:list-item>
              <text:p text:style-name="P20">who ruled them?</text:p>
            </text:list-item>
          </text:list>
        </text:list-item>
      </text:list>
      <text:p text:style-name="P10"/>
      <text:p text:style-name="P1">Mexican war of independence (1808 – 1821)</text:p>
      <text:list xml:id="list3810816300" text:style-name="L7">
        <text:list-item>
          <text:p text:style-name="P21">Rather than a single armed conflict, a series of events </text:p>
        </text:list-item>
        <text:list-item>
          <text:p text:style-name="P21">Legitimacy crisis of spanish monarchy</text:p>
        </text:list-item>
        <text:list-item>
          <text:p text:style-name="P21">miguel hidalgo - catholic priest, rang bell to call to arms to start</text:p>
        </text:list-item>
      </text:list>
      <text:p text:style-name="P10"/>
      <text:p text:style-name="P1">Social causes:</text:p>
      <text:list xml:id="list778940429" text:style-name="L8">
        <text:list-item>
          <text:p text:style-name="P22">Casues - discontent over spanish rule</text:p>
        </text:list-item>
        <text:list-item>
          <text:p text:style-name="P22">1 . peasants - prohibition on crop production (mercantilism)</text:p>
        </text:list-item>
        <text:list-item>
          <text:p text:style-name="P22"><text:soft-page-break/>2. creoles - social restriction (vs. peninsulares)</text:p>
        </text:list-item>
        <text:list-item>
          <text:p text:style-name="P22">3. royalists - fear of the effects of a progress-liberal constitution from spain - preseve status quo</text:p>
        </text:list-item>
      </text:list>
      <text:p text:style-name="P1">Mexican war of indepenence (11808 – 1821)</text:p>
      <text:list xml:id="list4223456565" text:style-name="L9">
        <text:list-item>
          <text:p text:style-name="P23">royalists forces began to switch sides to support insurents against liberal Spain; insurgent forces gained ground</text:p>
        </text:list-item>
        <text:list-item>
          <text:p text:style-name="P23">plan of igual, and three guarantees - primacy of catholic church, political independence of mexico, social equality</text:p>
        </text:list-item>
        <text:list-item>
          <text:p text:style-name="P23">“All inhabints of New Spain, without distincition to their being Europeans, africans, or indians, are citens of this monarchy with the option to seek all employment according to their merits and virtues.”</text:p>
        </text:list-item>
      </text:list>
      <text:p text:style-name="P10"/>
      <text:p text:style-name="P1">Central america -act of independence (1821)</text:p>
      <text:list xml:id="list37792546" text:style-name="L10">
        <text:list-item>
          <text:p text:style-name="P24">Province of guatemala proclaims independence; invited central american provinces to form congress</text:p>
        </text:list-item>
        <text:list-item>
          <text:p text:style-name="P24">congress never formed; invited to join with Mexican Empire; five provinces agree (Guatemala, honduras, nicaraguea, costa rica, chiapas), one oppeses (El salvador)</text:p>
        </text:list-item>
      </text:list>
      <text:p text:style-name="P10"/>
      <text:p text:style-name="P10"/>
      <text:p text:style-name="P1">Spanish and portuguese america</text:p>
      <text:list xml:id="list4251806459" text:style-name="L11">
        <text:list-item>
          <text:p text:style-name="P25">Viceroys - chief executives - direct control</text:p>
        </text:list-item>
        <text:list-item>
          <text:p text:style-name="P25">local self-governance did not exist - goverened from above</text:p>
        </text:list-item>
      </text:list>
      <text:p text:style-name="P10"/>
      <text:p text:style-name="P1">Early revolts - quito (1765)</text:p>
      <text:list xml:id="list3197386552" text:style-name="L12">
        <text:list-item>
          <text:p text:style-name="P26">Quito revolt of 1765 -66 (Viceroyalty of New Granada)</text:p>
        </text:list-item>
        <text:list-item>
          <text:p text:style-name="P26">1. revolt against imperial taxes on aguardiens (alchohol)</text:p>
        </text:list-item>
        <text:list-item>
          <text:p text:style-name="P26">2. led by poor classes - expelled the peninsulares</text:p>
        </text:list-item>
        <text:list-item>
          <text:p text:style-name="P26">3. governing, coalition of land-owning Criollos and Working Class Mestizo</text:p>
        </text:list-item>
        <text:list-item>
          <text:p text:style-name="P26">4. Political differences emerged by 1766 - collapse and defeat</text:p>
        </text:list-item>
      </text:list>
      <text:p text:style-name="P2">Importance<text:span text:style-name="T2">:</text:span></text:p>
      <text:list xml:id="list3108950038" text:style-name="L13">
        <text:list-item>
          <text:p text:style-name="P27">precursor to further revolts</text:p>
        </text:list-item>
        <text:list-item>
          <text:p text:style-name="P27">largest rebellion against colonial spain until 1780</text:p>
        </text:list-item>
      </text:list>
      <text:p text:style-name="P11"/>
      <text:p text:style-name="P3">Early revolts - New Granada (1781)</text:p>
      <text:list xml:id="list1428376739" text:style-name="L14">
        <text:list-item>
          <text:p text:style-name="P28">Revolt of the comuneros</text:p>
        </text:list-item>
        <text:list-item>
          <text:p text:style-name="P28">1. revolt against taxes - defense against british; rise in brandy and Tobacco Prices (BOURBAN REFORMS)</text:p>
        </text:list-item>
        <text:list-item>
          <text:p text:style-name="P28">2. led by local comunes (“central committees”) - sought to unify diverse social classes</text:p>
        </text:list-item>
        <text:list-item>
          <text:p text:style-name="P28">3. defeated by spanish reinforcements</text:p>
        </text:list-item>
        <text:list-item>
          <text:p text:style-name="P28">led to siimilar uprisings throughout the region</text:p>
        </text:list-item>
      </text:list>
      <text:p text:style-name="P11"/>
      <text:p text:style-name="P3">Early revolts - viceroyalty of peru (1780 – 1783)</text:p>
      <text:list xml:id="list220833743" text:style-name="L15">
        <text:list-item>
          <text:p text:style-name="P29">Rebellion of Tupac Amaru Li</text:p>
        </text:list-item>
        <text:list-item>
          <text:p text:style-name="P29">1. uprising of native + mestizo peasants w/ creole support - against the bourbon reforms + Flow of silver $$ (Buenos Aires)</text:p>
        </text:list-item>
        <text:list-item>
          <text:p text:style-name="P29">2. other cuases: revival of Incan identity -&gt; tupac amaru il + oppressive labor practices (mita + silver mines)</text:p>
        </text:list-item>
        <text:list-item>
          <text:p text:style-name="P29">3. movement began to fall apart as criollos + loyalists returned to the spanish</text:p>
        </text:list-item>
        <text:list-item>
          <text:p text:style-name="P29">UNDERMINED + HARMED LOCAL INDIGENOUS MOVEMENTS</text:p>
        </text:list-item>
      </text:list>
      <text:p text:style-name="P11"/>
      <text:p text:style-name="P3"><text:soft-page-break/>South American Independence</text:p>
      <text:list xml:id="list1636667407" text:style-name="L16">
        <text:list-item>
          <text:p text:style-name="P30">Jose de San Martin - Argentina, Chile, Peru</text:p>
        </text:list-item>
        <text:list-item>
          <text:p text:style-name="P30">Simon Bolivar - Venezuela, colombia, Ecuador</text:p>
        </text:list-item>
      </text:list>
      <text:p text:style-name="P11"/>
      <text:p text:style-name="P3">Jose de San Martin</text:p>
      <text:list xml:id="list4173240092" text:style-name="L17">
        <text:list-item>
          <text:p text:style-name="P31">Argentine General and leader of southern/central indepencdence movements</text:p>
        </text:list-item>
        <text:list-item>
          <text:p text:style-name="P31">1. Returned to south america - love of homeland or agent of Britain?</text:p>
        </text:list-item>
        <text:list-item>
          <text:p text:style-name="P31">2. led movement in Argentina against restored Absolutist rule in Spain (1814)</text:p>
        </text:list-item>
        <text:list-item>
          <text:p text:style-name="P31">3. crossed the Andes - Liverated Chile (1817)</text:p>
        </text:list-item>
        <text:list-item>
          <text:p text:style-name="P31">4. Sailed to peru (1820) - liberated the south</text:p>
        </text:list-item>
      </text:list>
      <text:p text:style-name="P11"/>
      <text:p text:style-name="P3">Sismon Bolivar 1783-1830 (Venezuela, Colombina, Ecuador)</text:p>
      <text:list xml:id="list222522778" text:style-name="L18">
        <text:list-item>
          <text:p text:style-name="P32">Born Venezuala, educated Spain &amp; France, influced by Enlightenment</text:p>
        </text:list-item>
        <text:list-item>
          <text:p text:style-name="P32">After ocup in Venezuela whihc he did not participate in, led military of the Caracas Junta which declared indepenedeence in 1822 - First Republic</text:p>
        </text:list-item>
        <text:list-item>
          <text:p text:style-name="P32">First republic fialed - bolivar abandoned it, left to island of Curacao</text:p>
        </text:list-item>
        <text:list-item>
          <text:p text:style-name="P32">“Admiraable Campaign” - bolivar leads republican army, establishes second republic; received aid from Haiti in return for aolition of slavery</text:p>
        </text:list-item>
        <text:list-item>
          <text:p text:style-name="P32">Further campaigns liberated New Grenada, Ecuador, Peru</text:p>
        </text:list-item>
      </text:list>
      <text:p text:style-name="P11"/>
      <text:p text:style-name="P3">Guayaquil Conference (1822)</text:p>
      <text:list xml:id="list1430943718" text:style-name="L19">
        <text:list-item>
          <text:p text:style-name="P33">Simon Bolivar and Jose de San Martin</text:p>
        </text:list-item>
        <text:list-item>
          <text:p text:style-name="P33">San Martin promptly resigned as Protector of Peru and returned to Europe</text:p>
        </text:list-item>
        <text:list-item>
          <text:p text:style-name="P33">san martin Died in 1850</text:p>
        </text:list-item>
      </text:list>
      <text:p text:style-name="P11"/>
      <text:p text:style-name="P3">Gran columbia </text:p>
      <text:list xml:id="list701680613" text:style-name="L20">
        <text:list-item>
          <text:p text:style-name="P34">Attempt at united south america strugles between federalists and centralists; attempted assassination of boivar</text:p>
        </text:list-item>
        <text:list-item>
          <text:p text:style-name="P34">uprisings in new grenada, venezuela, ecuador; venezuela declares independence</text:p>
        </text:list-item>
      </text:list>
      <text:list xml:id="list3444060347" text:style-name="L21">
        <text:list-item>
          <text:p text:style-name="P35">Bolivar stepped down as leader 1830, “America is ungovernable”</text:p>
        </text:list-item>
      </text:list>
      <text:p text:style-name="P11"/>
      <text:p text:style-name="P4">Battle of plassey (1757)</text:p>
      <text:list xml:id="list1104329980" text:style-name="L22">
        <text:list-item>
          <text:p text:style-name="P36">East India company vs. Bengali and French</text:p>
        </text:list-item>
        <text:list-item>
          <text:p text:style-name="P36">Smaller English force defeats larger indian/french force</text:p>
        </text:list-item>
        <text:list-item>
          <text:p text:style-name="P36">east india company seize control of Bengal; French (and later Dutch) forces lose foothold in India</text:p>
        </text:list-item>
      </text:list>
      <text:p text:style-name="P12"/>
      <text:p text:style-name="P4">East India Company</text:p>
      <text:list xml:id="list1518662318" text:style-name="L23">
        <text:list-item>
          <text:p text:style-name="P37">After battle of Plessey, EIC assumed ocmplete functional control of India</text:p>
        </text:list-item>
        <text:list-item>
          <text:p text:style-name="P37">by 1770s, EIC employed a private army of 67,000 ((ndian and English soldiers) and a private navy</text:p>
        </text:list-item>
        <text:list-item>
          <text:p text:style-name="P37">Used monopoly on opium to control territory</text:p>
        </text:list-item>
      </text:list>
      <text:p text:style-name="P12"/>
      <text:p text:style-name="P4">Impacts of coonialism – social</text:p>
      <text:list xml:id="list4141373113" text:style-name="L24">
        <text:list-item>
          <text:p text:style-name="P38">Followed a policy of non-interference until 1813</text:p>
        </text:list-item>
        <text:list-item>
          <text:p text:style-name="P38">1. Education - western education (universities)</text:p>
        </text:list-item>
        <text:list-item>
          <text:p text:style-name="P38">2. Language - English official language by 1844</text:p>
        </text:list-item>
        <text:list-item>
          <text:p text:style-name="P38">Created an english-educated elite of indian bureaucrats</text:p>
        </text:list-item>
        <text:list-item>
          <text:p text:style-name="P38"><text:soft-page-break/>Created a cultural divide between those who had mastered the new ways vs. the vast majority of who had not.</text:p>
        </text:list-item>
        <text:list-item>
          <text:p text:style-name="P38">ultimately disappointed as europeans refused to treat their Asian / African subjects as equal pertners</text:p>
        </text:list-item>
      </text:list>
      <text:p text:style-name="P12"/>
      <text:p text:style-name="P4">English Social Reforms</text:p>
      <text:list xml:id="list1366724207" text:style-name="L25">
        <text:list-item>
          <text:p text:style-name="P39">Bengal Sati regulation (1829)</text:p>
        </text:list-item>
        <text:list-item>
          <text:p text:style-name="P39">Hindu widows’ remarriage act (1856)</text:p>
        </text:list-item>
        <text:list-item>
          <text:p text:style-name="P39">Female infanticide prevention act (1870)</text:p>
        </text:list-item>
        <text:list-item>
          <text:p text:style-name="P39">Age of consent act (1891)</text:p>
        </text:list-item>
      </text:list>
      <text:p text:style-name="P12"/>
      <text:p text:style-name="P4">Impact of colonialism – Economic</text:p>
      <text:list xml:id="list1451405562" text:style-name="L26">
        <text:list-item>
          <text:p text:style-name="P40">Exportation of raw materials - cheaper, faster, more efficient model</text:p>
        </text:list-item>
        <text:list-item>
          <text:p text:style-name="P40">steamships, roads, and RAILROADS</text:p>
        </text:list-item>
        <text:list-item>
          <text:p text:style-name="P40">helped to foster a sense of unity among India - helped to break down Caste?</text:p>
        </text:list-item>
        <text:list-item>
          <text:p text:style-name="P40">The primary consideration was to serve the economic, administrative an dmilitary interests of the British people.</text:p>
        </text:list-item>
      </text:list>
      <text:p text:style-name="P12"/>
      <text:p text:style-name="P4">Indian Rebellion (1857 – 1858)</text:p>
      <text:list xml:id="list982377088" text:style-name="L27">
        <text:list-item>
          <text:p text:style-name="P41">Causes: land taxes, annexation of Indian lands, british social reforms. </text:p>
        </text:list-item>
        <text:list-item>
          <text:p text:style-name="P41">uprising against East India company</text:p>
        </text:list-item>
        <text:list-item>
          <text:p text:style-name="P41">sepoys (Indian Infantry employed by the company) rebelled, took Delhi</text:p>
        </text:list-item>
        <text:list-item>
          <text:p text:style-name="P41">Rani Lakshmibai - rebellion in North India (Jhansi)</text:p>
        </text:list-item>
        <text:list-item>
          <text:p text:style-name="P41">Some locals joined the rebellion(primarily Muslims); other fought for the British (Sikh regiments; rulers of Hyderabad and Kashmir)</text:p>
        </text:list-item>
        <text:list-item>
          <text:p text:style-name="P41">slaughters by rebelling forces - british officers, wome, children</text:p>
        </text:list-item>
        <text:list-item>
          <text:p text:style-name="P41">retaliation by British - cities wiped out</text:p>
        </text:list-item>
        <text:list-item>
          <text:p text:style-name="P41">rebellion failed</text:p>
        </text:list-item>
      </text:list>
      <text:p text:style-name="P4">Government of India Act (1858)</text:p>
      <text:list xml:id="list2397813874" text:style-name="L28">
        <text:list-item>
          <text:p text:style-name="P42">Liquidatoin of East India Company; control transerred directly to the crown</text:p>
        </text:list-item>
        <text:list-item>
          <text:p text:style-name="P42">political reorganization - secretary of state assisted by council in managing India</text:p>
        </text:list-item>
        <text:list-item>
          <text:p text:style-name="P42">Indian Civil service created; military reorganized</text:p>
        </text:list-item>
        <text:list-item>
          <text:p text:style-name="P42">treaties with local princes; reduction of social reforms</text:p>
        </text:list-item>
      </text:list>
      <text:p text:style-name="P12"/>
      <text:p text:style-name="P4">Indian National Congress (1885)</text:p>
      <text:list xml:id="list2513971523" text:style-name="L29">
        <text:list-item>
          <text:p text:style-name="P43">Nationalist response to british raj - push for independence</text:p>
        </text:list-item>
        <text:list-item>
          <text:p text:style-name="P43">originally criticized as a group of elites rather than a representation of the Indian populace; gained popularity through end of the cetnry</text:p>
        </text:list-item>
        <text:list-item>
          <text:p text:style-name="P43">division between moderated (seeking reforms) and nationalists (seeking independence)</text:p>
        </text:list-item>
      </text:list>
      <text:p text:style-name="P12"/>
      <text:p text:style-name="P4">Nationalism in India</text:p>
      <text:list xml:id="list3308251589" text:style-name="L30">
        <text:list-item>
          <text:p text:style-name="P44">Diversity of Beliefs:</text:p>
        </text:list-item>
        <text:list-item>
          <text:p text:style-name="P44">All india muslim league (1906)</text:p>
        </text:list-item>
        <text:list-item>
          <text:p text:style-name="P44">1. Feared that their voice would be ignored by the dominant Hindu population</text:p>
        </text:list-item>
        <text:list-item>
          <text:p text:style-name="P44">2. Argued that those parts of India that had a Muslim majority should have a sparate political status or state</text:p>
        </text:list-item>
      </text:list>
      <text:p text:style-name="P12"/>
      <text:p text:style-name="P12"/>
      <text:p text:style-name="P12"/>
      <text:p text:style-name="P4"><text:soft-page-break/>Partition of India</text:p>
      <text:list xml:id="list3071890506" text:style-name="L31">
        <text:list-item>
          <text:p text:style-name="P45">Muslim-governed pakistan vs. Secular-governed India</text:p>
        </text:list-item>
        <text:list-item>
          <text:p text:style-name="P45">Resulted in communal violence (1 million died) and 12 million refugees</text:p>
        </text:list-item>
      </text:list>
      <text:p text:style-name="P12"/>
      <text:p text:style-name="P4">British opium trade</text:p>
      <text:list xml:id="list2379129412" text:style-name="L32">
        <text:list-item>
          <text:p text:style-name="P46">British trade with china opened in the 18th century</text:p>
        </text:list-item>
        <text:list-item>
          <text:p text:style-name="P46">one sided (british goods were not as desirable in the chinese market)</text:p>
        </text:list-item>
        <text:list-item>
          <text:p text:style-name="P46">1. 1757 - britain begins opium trade</text:p>
        </text:list-item>
        <text:list-item>
          <text:p text:style-name="P46">2. 1773 - british + india agreement to produce and export opium to china</text:p>
        </text:list-item>
        <text:list-item>
          <text:p text:style-name="P46">3. Failed Chinese bans in 1799, 1814 + 1831</text:p>
        </text:list-item>
      </text:list>
      <text:p text:style-name="P12"/>
      <text:p text:style-name="P4">First opium was (1839 – 1842)</text:p>
      <text:list xml:id="list4177284244" text:style-name="L33">
        <text:list-item>
          <text:p text:style-name="P47">Commissioner Lin order the seizure and dumping of all Opium in the city of canton (2.37 million pounds)</text:p>
        </text:list-item>
        <text:list-item>
          <text:p text:style-name="P47">News led to a call for war over the conomic loss.</text:p>
        </text:list-item>
      </text:list>
      <text:p text:style-name="P12"/>
      <text:p text:style-name="P4">Unequal Treaties:</text:p>
      <text:list xml:id="list3591529700" text:style-name="L34">
        <text:list-item>
          <text:p text:style-name="P48">Treaty of nanjing (1842) - </text:p>
        </text:list-item>
        <text:list-item>
          <text:p text:style-name="P48">1. permitted britain to freely trade at five chinese ports</text:p>
        </text:list-item>
        <text:list-item>
          <text:p text:style-name="P48">3. surrendedered the territory of hoong kong</text:p>
        </text:list-item>
        <text:list-item>
          <text:p text:style-name="P48">3. reparation payments - 21 million</text:p>
        </text:list-item>
        <text:list-item>
          <text:p text:style-name="P48">Second opium wars (1856 -1858)</text:p>
          <text:list>
            <text:list-item>
              <text:p text:style-name="P48">Legalization of opium nad christianity</text:p>
            </text:list-item>
          </text:list>
        </text:list-item>
      </text:list>
      <text:p text:style-name="P12"/>
      <text:p text:style-name="P4">Taiping rebellion:</text:p>
      <text:list xml:id="list327922606" text:style-name="L35">
        <text:list-item>
          <text:p text:style-name="P49">Peasant rebellion led by Hong Xiuquan (brother of jesus) to create of “heavenly kingdom of great peace”</text:p>
        </text:list-item>
        <text:list-item>
          <text:p text:style-name="P49">Goal:</text:p>
          <text:list>
            <text:list-item>
              <text:p text:style-name="P49">transform China into MODERN and INDUSTRIAL power</text:p>
            </text:list-item>
          </text:list>
        </text:list-item>
      </text:list>
      <text:p text:style-name="P12"/>
      <text:p text:style-name="P4">Taiping results</text:p>
      <text:list xml:id="list2261613717" text:style-name="L36">
        <text:list-item>
          <text:p text:style-name="P50">1864 - locals and western forces overrun the rebels and retake the capital</text:p>
        </text:list-item>
        <text:list-item>
          <text:p text:style-name="P50">1. Further weakened central power of the state as local forces, not Qing foces, defeated the uprising - </text:p>
        </text:list-item>
        <text:list-item>
          <text:p text:style-name="P50">2. disrupteed and weakened china’s agricultural</text:p>
        </text:list-item>
        <text:list-item>
          <text:p text:style-name="P50">4. 20 mil died</text:p>
        </text:list-item>
      </text:list>
      <text:p text:style-name="P12"/>
      <text:p text:style-name="P4">“Sphere of influnce” and U.S. Open door policy</text:p>
      <text:list xml:id="list3162614124" text:style-name="L37">
        <text:list-item>
          <text:p text:style-name="P51">Opens trade in china to all countries; equalizes tariffs</text:p>
        </text:list-item>
        <text:list-item>
          <text:p text:style-name="P51">prohibits interference bwtween “Sphere of influce” - territory controlled by other powers (France, Britatin, Germany, Russia, Italy, Japan)</text:p>
        </text:list-item>
        <text:list-item>
          <text:p text:style-name="P51">prevernted partitioning of China; china retained sovereignty (thoguhg in diminished form)</text:p>
        </text:list-item>
      </text:list>
      <text:p text:style-name="P12"/>
      <text:p text:style-name="P4">Boxer uprising (1898 – 1901)</text:p>
      <text:list xml:id="list1503254207" text:style-name="L38">
        <text:list-item>
          <text:p text:style-name="P52">New revoultionary clubs oraganized to create a “new” china</text:p>
        </text:list-item>
        <text:list-item>
          <text:p text:style-name="P52">boxer uprising - society of righteous and harmonius fists:</text:p>
        </text:list-item>
        <text:list-item>
          <text:p text:style-name="P52">anti-foreign movement htat aimed at europeans, chinese christians, and foreign embassies</text:p>
        </text:list-item>
      </text:list>
      <text:p text:style-name="P12"/>
      <text:p text:style-name="P4"/>
      <text:p text:style-name="P5"><text:soft-page-break/>Results:</text:p>
      <text:list xml:id="list384388670" text:style-name="L39">
        <text:list-item>
          <text:p text:style-name="P53">8-nation alliance against the rebels - relived the siege on beijing</text:p>
        </text:list-item>
        <text:list-item>
          <text:p text:style-name="P53">1. execution of government officials</text:p>
        </text:list-item>
        <text:list-item>
          <text:p text:style-name="P53">2. provisions of foreign troops in beijing</text:p>
        </text:list-item>
        <text:list-item>
          <text:p text:style-name="P53">3. silver reparation payments</text:p>
        </text:list-item>
        <text:list-item>
          <text:p text:style-name="P53">Result 2:<text:tab/></text:p>
          <text:list>
            <text:list-item>
              <text:p text:style-name="P53">by 1911 china officially collapsed under european pressure - chinese republic</text:p>
            </text:list-item>
          </text:list>
        </text:list-item>
      </text:list>
      <text:p text:style-name="P13"/>
      <text:p text:style-name="P5">Tokugawa Shogun (1600 – 1868)</text:p>
      <text:list xml:id="list2421999083" text:style-name="L40">
        <text:list-item>
          <text:p text:style-name="P54">Success:</text:p>
          <text:list>
            <text:list-item>
              <text:p text:style-name="P54">strict regulation of society and foreign contact led to a remarkable burst of economic growth, urban development, and increased literacy</text:p>
            </text:list-item>
          </text:list>
        </text:list-item>
        <text:list-item>
          <text:p text:style-name="P54">Downfall:</text:p>
          <text:list>
            <text:list-item>
              <text:p text:style-name="P54">emerging social conflict (merchants v. samurai) and its anti-western beliefs left them vulnerable to foreign aggression.</text:p>
            </text:list-item>
          </text:list>
        </text:list-item>
      </text:list>
      <text:p text:style-name="P13"/>
      <text:p text:style-name="P5">Commodore perry</text:p>
      <text:list xml:id="list1892460836" text:style-name="L41">
        <text:list-item>
          <text:p text:style-name="P55">U.S. commodore matthew perry’s “black ships” steamed into tokyo bay in 1853</text:p>
        </text:list-item>
      </text:list>
      <text:p text:style-name="P13"/>
      <text:p text:style-name="P5">Treaty of Kanagawa (1854)</text:p>
      <text:list xml:id="list335618256" text:style-name="L42">
        <text:list-item>
          <text:p text:style-name="P56">1. Humane treatment (shopwrecks)</text:p>
        </text:list-item>
        <text:list-item>
          <text:p text:style-name="P56">2. right to refuel and buy provisions (coal)</text:p>
        </text:list-item>
        <text:list-item>
          <text:p text:style-name="P56">Opening of ports for trade (1858)</text:p>
        </text:list-item>
      </text:list>
      <text:p text:style-name="P13"/>
      <text:p text:style-name="P5">Meiji Restoration (1867):</text:p>
      <text:list xml:id="list2556684709" text:style-name="L43">
        <text:list-item>
          <text:p text:style-name="P57">takeover by thw est led to a civil wafr ad the eventual defeat of the Tokugawa shogum</text:p>
        </text:list-item>
        <text:list-item>
          <text:p text:style-name="P57">led to the return of the powerful emperor</text:p>
        </text:list-item>
        <text:list-item>
          <text:p text:style-name="P57">promoted rapid industrialization and adoption of western ideas </text:p>
        </text:list-item>
        <text:list-item>
          <text:p text:style-name="P57">charter oath</text:p>
        </text:list-item>
      </text:list>
      <text:p text:style-name="P13"/>
      <text:p text:style-name="P13">creating a modern society:</text:p>
      <text:p text:style-name="P5">altered the political, social, and economic structures of japan:</text:p>
      <text:list xml:id="list2092255490" text:style-name="L44">
        <text:list-item>
          <text:p text:style-name="P58">restored the emperor to a position of power</text:p>
        </text:list-item>
        <text:list-item>
          <text:p text:style-name="P58">replaced daimyo’s with governors responsible to the nation government</text:p>
        </text:list-item>
      </text:list>
      <text:p text:style-name="P13"/>
      <text:p text:style-name="P5">Japan’s turn: imperialism</text:p>
      <text:list xml:id="list3093256495" text:style-name="L45">
        <text:list-item>
          <text:p text:style-name="P59">by the early twentieth century, the ‘unequal treaties’ were revised as japan was now considered an equal player in the world</text:p>
        </text:list-item>
        <text:list-item>
          <text:p text:style-name="P59">sino-japanese war</text:p>
        </text:list-item>
      </text:list>
      <text:p text:style-name="P13"/>
      <text:p text:style-name="P5">Sino-Japanses war (1894 – 1895)</text:p>
      <text:list xml:id="list914846581" text:style-name="L46">
        <text:list-item>
          <text:p text:style-name="P60">Korea - “a dagger pointed at the heart of japan” - jacob meckel, german advisor to japanse government</text:p>
        </text:list-item>
        <text:list-item>
          <text:p text:style-name="P60">nagasaki riots - Japanese policemen kiled</text:p>
        </text:list-item>
        <text:list-item>
          <text:p text:style-name="P60">“in the end, there is no doubt japan will be uterly crushed” - William Lang (british advisor of chinese military)</text:p>
        </text:list-item>
        <text:list-item>
          <text:p text:style-name="P60">Results: huge losses by chinese forces - lost at korea, manchuria, port of weihaiwei</text:p>
        </text:list-item>
        <text:list-item>
          <text:p text:style-name="P60">chaina cedes taiwan and other territories to Japan; Korea given independece (under influence of Japan &amp; russia)</text:p>
        </text:list-item>
      </text:list>
      <text:p text:style-name="P5"><text:soft-page-break/>Power shift in the mediteranean</text:p>
      <text:list xml:id="list88368334" text:style-name="L47">
        <text:list-item>
          <text:p text:style-name="P61">prior to the 18th cent., spanish and ottoman empres ontrolled mediterranean</text:p>
        </text:list-item>
        <text:list-item>
          <text:p text:style-name="P61">ottoman and spanish decline; rising northern euro powers</text:p>
        </text:list-item>
        <text:list-item>
          <text:p text:style-name="P61">control in north aftica switches to french (algeria tunisia) nad british (egypt)</text:p>
        </text:list-item>
        <text:list-item>
          <text:p text:style-name="P61">suez canal opened; trade with Indian ocean ore accessible</text:p>
        </text:list-item>
      </text:list>
      <text:p text:style-name="P13"/>
      <text:p text:style-name="P5">industrialization oand colonization</text:p>
      <text:list xml:id="list3842208890" text:style-name="L48">
        <text:list-item>
          <text:p text:style-name="P62">indusstriaization increases demand fro raw materials; second wave of imperialism</text:p>
        </text:list-item>
        <text:list-item>
          <text:p text:style-name="P62">gold (ghana, south africa), diamonds (south africa, nambia), tin (nigeria, congo), copper (congo, zimbabwe), cotton (egypt)</text:p>
        </text:list-item>
      </text:list>
      <text:p text:style-name="P13"/>
      <text:p text:style-name="P5">social darwinism and “scientific racism”</text:p>
      <text:list xml:id="list2504827815" text:style-name="L49">
        <text:list-item>
          <text:p text:style-name="P63">application of ‘survival of the fittest’ to political, social, and economic issues</text:p>
        </text:list-item>
        <text:list-item>
          <text:p text:style-name="P63">key figure: herbert spencer - social darwinist (inspired by thomas malthus, among others</text:p>
          <text:p text:style-name="P63">scientific racism - pseudoscientific belief that certain races are biologically inferior to others</text:p>
        </text:list-item>
        <text:list-item>
          <text:p text:style-name="P63">used to justify imperialism, colonialism, eugenics, racial discrimination etc.</text:p>
        </text:list-item>
      </text:list>
      <text:p text:style-name="P13"/>
      <text:p text:style-name="P5">belgian congo</text:p>
      <text:list xml:id="list3635807094" text:style-name="L50">
        <text:list-item>
          <text:p text:style-name="P64">under the guise of humanitarian conern, King Leopold Ii of Belgium singlehandedly conquered the Congo</text:p>
        </text:list-item>
        <text:list-item>
          <text:p text:style-name="P64">won diplomatic recognition through supposed “treaties” with african rulers</text:p>
        </text:list-item>
      </text:list>
      <text:p text:style-name="P13"/>
      <text:p text:style-name="P5">henry stanley</text:p>
      <text:list xml:id="list3812284468" text:style-name="L51">
        <text:list-item>
          <text:p text:style-name="P65">welsh american explorer and journalist - search for the source fo the nile </text:p>
        </text:list-item>
        <text:list-item>
          <text:p text:style-name="P81">golden age of colonial exploration</text:p>
        </text:list-item>
        <text:list-item>
          <text:p text:style-name="P65">agent for king lepopld II - sought to carve out a nation in africa</text:p>
        </text:list-item>
      </text:list>
      <text:p text:style-name="P13"/>
      <text:p text:style-name="P5">belgian congo</text:p>
      <text:list xml:id="list2700421590" text:style-name="L52">
        <text:list-item>
          <text:p text:style-name="P66">despte his promises, leopold’s reign was marked by slave labor, intimidation, torture, mutilation, and mass murder </text:p>
        </text:list-item>
        <text:list-item>
          <text:p text:style-name="P66">halved the colony in thirty years</text:p>
        </text:list-item>
        <text:list-item>
          <text:p text:style-name="P66">formally turned the colony over to belgium in 1908</text:p>
        </text:list-item>
      </text:list>
      <text:p text:style-name="P7"/>
      <text:p text:style-name="P6">Human rights</text:p>
      <text:list xml:id="list1096672794" text:style-name="L53">
        <text:list-item>
          <text:p text:style-name="P67">Definition:</text:p>
          <text:list>
            <text:list-item>
              <text:p text:style-name="P67">“a right that is believed to belong justifiably to every person”</text:p>
            </text:list-item>
            <text:list-item>
              <text:p text:style-name="P67">derived from the inherent dignity of the human person</text:p>
            </text:list-item>
          </text:list>
        </text:list-item>
      </text:list>
      <text:p text:style-name="P6">History of human rights</text:p>
      <text:list xml:id="list3387624841" text:style-name="L54">
        <text:list-item>
          <text:p text:style-name="P68">1. the magna carta (1215)<text:tab/></text:p>
        </text:list-item>
        <text:list-item>
          <text:p text:style-name="P68">2. english bill of rights (1689)</text:p>
        </text:list-item>
        <text:list-item>
          <text:p text:style-name="P68">3. declaration of independence (1776) </text:p>
        </text:list-item>
        <text:list-item>
          <text:p text:style-name="P68">4. declaration of rights of man and citzen (1789)</text:p>
        </text:list-item>
        <text:list-item>
          <text:p text:style-name="P68">5. Ex Parte Milligan (1867)</text:p>
        </text:list-item>
        <text:list-item>
          <text:p text:style-name="P68">abolitionist, civil rights, women’s rights, and self-determination movements</text:p>
        </text:list-item>
        <text:list-item>
          <text:p text:style-name="P68">ICRC – internation committee of the red cross – human right organisation</text:p>
        </text:list-item>
      </text:list>
      <text:p text:style-name="P69"/>
      <text:p text:style-name="P8">The Red Cross</text:p>
      <text:list xml:id="list1548222755" text:style-name="L55">
        <text:list-item>
          <text:p text:style-name="P70">makes human rights for soldiers</text:p>
        </text:list-item>
        <text:list-item>
          <text:p text:style-name="P70">Henry Dunant – a memory of solferino</text:p>
        </text:list-item>
      </text:list>
      <text:p text:style-name="P8"><text:soft-page-break/>First Geneva convention</text:p>
      <text:list xml:id="list1188253247" text:style-name="L56">
        <text:list-item>
          <text:p text:style-name="P71">First geneva convention (1864)</text:p>
        </text:list-item>
        <text:list-item>
          <text:p text:style-name="P71">Apply in armed conflict; seek to protect people who are not hostile</text:p>
        </text:list-item>
        <text:list-item>
          <text:p text:style-name="P71">Geneva conventions – designed to protect victims of war</text:p>
        </text:list-item>
      </text:list>
      <text:p text:style-name="P8"/>
      <text:p text:style-name="P8">Prisoners OF WAR</text:p>
      <text:list xml:id="list1382096184" text:style-name="L57">
        <text:list-item>
          <text:p text:style-name="P72">key issue after WWI: POW treatment</text:p>
        </text:list-item>
        <text:list-item>
          <text:p text:style-name="P72">some prisoners were treated well, others were badly mistreated</text:p>
        </text:list-item>
        <text:list-item>
          <text:p text:style-name="P72">treatment was inconsistent and prior treaties viewed as inadequate</text:p>
        </text:list-item>
      </text:list>
      <text:p text:style-name="P73"/>
      <text:p text:style-name="P9">Third geneva convention (1929)</text:p>
      <text:list xml:id="list3071771391" text:style-name="L58">
        <text:list-item>
          <text:p text:style-name="P74">“Convention relative to the treatment of prisoners of war”</text:p>
        </text:list-item>
        <text:list-item>
          <text:p text:style-name="P74">POWs are responsibility of the state that captures them, must be treated humanely, medical needs must be met</text:p>
        </text:list-item>
        <text:list-item>
          <text:p text:style-name="P74">revised in 1949</text:p>
        </text:list-item>
      </text:list>
      <text:p text:style-name="P14"/>
      <text:p text:style-name="P9">Civilian mistreatment</text:p>
      <text:list xml:id="list4173777398" text:style-name="L59">
        <text:list-item>
          <text:p text:style-name="P75">Key issue after WWII: Treatment of civilian populations</text:p>
        </text:list-item>
        <text:list-item>
          <text:p text:style-name="P75">holocoaust, japanese internment etc.</text:p>
        </text:list-item>
      </text:list>
      <text:p text:style-name="P14"/>
      <text:p text:style-name="P9">Fourth Geneva convention (1949)</text:p>
      <text:list xml:id="list3353573475" text:style-name="L60">
        <text:list-item>
          <text:p text:style-name="P77">“relative to the protection of civilian persons in time of war”</text:p>
        </text:list-item>
        <text:list-item>
          <text:p text:style-name="P77">prohibits torture, mutilation, and experimentation on protected civilians</text:p>
        </text:list-item>
      </text:list>
      <text:p text:style-name="P14"/>
      <text:p text:style-name="P9">The 1977 Protocols</text:p>
      <text:list xml:id="list2232784518" text:style-name="L61">
        <text:list-item>
          <text:p text:style-name="P78">Protocol 1 – protection for victims of international conflicts</text:p>
        </text:list-item>
        <text:list-item>
          <text:p text:style-name="P78">protocol 2 – pretection for victims of non-international conflicts</text:p>
        </text:list-item>
      </text:list>
      <text:p text:style-name="P14"/>
      <text:p text:style-name="P9">Challenges to Geneva Conventions</text:p>
      <text:list xml:id="list3704082680" text:style-name="L62">
        <text:list-item>
          <text:p text:style-name="P79">Modern challenges to the geneva conventions include:</text:p>
          <text:list>
            <text:list-item>
              <text:p text:style-name="P79">enforcement, changing nature of warfate, technological development, slow process of international law</text:p>
            </text:list-item>
          </text:list>
        </text:list-item>
      </text:list>
      <text:p text:style-name="P14"/>
      <text:p text:style-name="P82">Classification of Genocide</text:p>
      <text:list xml:id="list357767236" text:style-name="L63">
        <text:list-item>
          <text:p text:style-name="P83"><text:span text:style-name="T1">1. Genocide: killing by government because of their group membership</text:span></text:p>
        </text:list-item>
        <text:list-item>
          <text:p text:style-name="P83"><text:span text:style-name="T1">2. Politicide: The murder or a person or people by government because of political purposes</text:span></text:p>
        </text:list-item>
        <text:list-item>
          <text:p text:style-name="P83"><text:span text:style-name="T1">3. Mass murder: killing of person or group by governent</text:span></text:p>
        </text:list-item>
      </text:list>
      <text:p text:style-name="P82"><text:span text:style-name="T1"/></text:p>
      <text:p text:style-name="P82">Causes of genocide</text:p>
      <text:list xml:id="list3823683191" text:style-name="L64">
        <text:list-item>
          <text:p text:style-name="P84"><text:span text:style-name="T1">1. Fractionalization, grievance and dehumanization</text:span></text:p>
          <text:list>
            <text:list-item>
              <text:p text:style-name="P84"><text:span text:style-name="T1">grievances between ethnolingustic or religious grouops</text:span></text:p>
            </text:list-item>
          </text:list>
        </text:list-item>
        <text:list-item>
          <text:p text:style-name="P84"><text:span text:style-name="T1">2. National Crises</text:span></text:p>
        </text:list-item>
        <text:list-item>
          <text:p text:style-name="P84"><text:span text:style-name="T1">3. Government power</text:span></text:p>
          <text:list>
            <text:list-item>
              <text:p text:style-name="P84"><text:span text:style-name="T1">the more power a government has, the more it can act arbitrarily</text:span></text:p>
            </text:list-item>
          </text:list>
        </text:list-item>
      </text:list>
      <text:p text:style-name="P82"><text:span text:style-name="T1"/></text:p>
      <text:p text:style-name="P85">Armenian Genocide</text:p>
      <text:list xml:id="list1046124710" text:style-name="L65">
        <text:list-item>
          <text:p text:style-name="P86"><text:span text:style-name="T1">One of the first genocides</text:span></text:p>
        </text:list-item>
        <text:list-item>
          <text:p text:style-name="P86"><text:span text:style-name="T1">systemic attack on christian Armenian population in C/E Anatolia</text:span></text:p>
        </text:list-item>
        <text:list-item>
          <text:p text:style-name="P86"><text:span text:style-name="T1">1. Considered a threat to Ottoman – Deportation through forced marches</text:span></text:p>
        </text:list-item>
        <text:list-item>
          <text:p text:style-name="P86"><text:soft-page-break/><text:span text:style-name="T1">2. Sought to consolidate politicale power</text:span></text:p>
        </text:list-item>
        <text:list-item>
          <text:p text:style-name="P86"><text:span text:style-name="T1">~600K – ~1.2M killed</text:span></text:p>
        </text:list-item>
      </text:list>
      <text:p text:style-name="P85"><text:span text:style-name="T1"/></text:p>
      <text:p text:style-name="P87">Japanese Genocide</text:p>
      <text:list xml:id="list2602692346" text:style-name="L66">
        <text:list-item>
          <text:p text:style-name="P88"><text:span text:style-name="T1">Imperialist Japan – Korea + China</text:span></text:p>
        </text:list-item>
        <text:list-item>
          <text:p text:style-name="P88"><text:span text:style-name="T1">3M – 14M killed</text:span></text:p>
        </text:list-item>
        <text:list-item>
          <text:p text:style-name="P88"><text:span text:style-name="T1">Systematic attack on Korean culture</text:span></text:p>
          <text:list>
            <text:list-item>
              <text:p text:style-name="P88"><text:span text:style-name="T1">1. forbade speaking</text:span></text:p>
            </text:list-item>
            <text:list-item>
              <text:p text:style-name="P88"><text:span text:style-name="T1">2. Approved Historical Texts</text:span></text:p>
            </text:list-item>
            <text:list-item>
              <text:p text:style-name="P88"><text:span text:style-name="T1">3. Required Japanese surnames</text:span></text:p>
            </text:list-item>
            <text:list-item>
              <text:p text:style-name="P88"><text:span text:style-name="T1">4. ‘Comfort Women’</text:span></text:p>
            </text:list-item>
            <text:list-item>
              <text:p text:style-name="P88"><text:span text:style-name="T1">Cultural Genocide</text:span></text:p>
            </text:list-item>
          </text:list>
        </text:list-item>
      </text:list>
      <text:p text:style-name="P87"><text:span text:style-name="T1"/></text:p>
      <text:p text:style-name="P87">Japansese Genocide</text:p>
      <text:list xml:id="list3045487075" text:style-name="L68">
        <text:list-item>
          <text:p text:style-name="P89"><text:span text:style-name="T1">Invasion of China</text:span></text:p>
        </text:list-item>
        <text:list-item>
          <text:p text:style-name="P89"><text:span text:style-name="T1">Nanjing Massacre</text:span></text:p>
          <text:list>
            <text:list-item>
              <text:p text:style-name="P89"><text:span text:style-name="T1">1. Murdered disarmed combants and chinese civilians</text:span></text:p>
            </text:list-item>
            <text:list-item>
              <text:p text:style-name="P89"><text:span text:style-name="T1">2. widespread rape and looting</text:span></text:p>
            </text:list-item>
            <text:list-item>
              <text:p text:style-name="P89"><text:span text:style-name="T1">40k – 300k</text:span></text:p>
            </text:list-item>
          </text:list>
        </text:list-item>
      </text:list>
      <text:p text:style-name="P87"><text:span text:style-name="T1"/></text:p>
      <text:p text:style-name="P87">Soviet Genocide</text:p>
      <text:list xml:id="list3402937045" text:style-name="L69">
        <text:list-item>
          <text:p text:style-name="P90"><text:span text:style-name="T1">Famines – confiscation of property and land; collectivisation</text:span></text:p>
        </text:list-item>
        <text:list-item>
          <text:p text:style-name="P90"><text:span text:style-name="T1">Kulaks – property owning peasants. Targeted by Stalin to be wiped out (1929)</text:span></text:p>
        </text:list-item>
        <text:list-item>
          <text:p text:style-name="P90"><text:span text:style-name="T1">Methods: rleocation to Siberia, labor camps, secret police</text:span></text:p>
        </text:list-item>
      </text:list>
      <text:p text:style-name="P87"><text:span text:style-name="T1"/></text:p>
      <text:p text:style-name="P91">Holodomor “the terror famine” (1932 – 1933)</text:p>
      <text:list xml:id="list1465860175" text:style-name="L70">
        <text:list-item>
          <text:p text:style-name="P80">Ukraine famines – part of an overall Soviet famine</text:p>
        </text:list-item>
        <text:list-item>
          <text:p text:style-name="P80">crops withheld and confiscated from Ukrainian peasans; population movement restricted; outside help rejected</text:p>
        </text:list-item>
        <text:list-item>
          <text:p text:style-name="P80">~3.9M deaths</text:p>
        </text:list-item>
        <text:list-item>
          <text:p text:style-name="P80">reports dismissed as anti-Soviet propagand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3T08:29:26.133117439</meta:creation-date>
    <dc:date>2021-03-24T09:14:00.481250701</dc:date>
    <meta:editing-duration>PT34M40S</meta:editing-duration>
    <meta:editing-cycles>9</meta:editing-cycles>
    <meta:generator>LibreOffice/7.1.1.2$Linux_X86_64 LibreOffice_project/10$Build-2</meta:generator>
    <meta:document-statistic meta:table-count="0" meta:image-count="0" meta:object-count="0" meta:page-count="9" meta:paragraph-count="317" meta:word-count="2810" meta:character-count="17157" meta:non-whitespace-character-count="14871"/>
  </office:meta>
</office:document-meta>
</file>